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line draw:style-name="gr1" draw:text-style-name="P1" draw:layer="layout" svg:x1="14cm" svg:y1="3cm" svg:x2="14cm" svg:y2="18cm">
          <text:p/>
        </draw:line>
        <draw:frame draw:style-name="gr2" draw:layer="layout" svg:width="8cm" svg:height="0.962cm" svg:x="2cm" svg:y="0.5cm">
          <draw:text-box>
            <text:p>Intern (WCMS)</text:p>
          </draw:text-box>
        </draw:frame>
        <draw:frame draw:style-name="gr2" draw:layer="layout" svg:width="8cm" svg:height="0.962cm" svg:x="16.5cm" svg:y="0.538cm">
          <draw:text-box>
            <text:p>Extern (Internetseite)</text:p>
          </draw:text-box>
        </draw:frame>
        <draw:custom-shape draw:style-name="gr3" draw:text-style-name="P1" draw:layer="layout" svg:width="10.5cm" svg:height="1.5cm" svg:x="2cm" svg:y="3cm">
          <text:p text:style-name="P1">Erstellung von Inhalten (Create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5cm" svg:height="1.5cm" svg:x="2cm" svg:y="7.5cm">
          <text:p text:style-name="P1">Kontrolle (Review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5cm" svg:height="1.5cm" svg:x="2cm" svg:y="11.743cm">
          <text:p text:style-name="P1">Freigab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5cm" svg:height="1.5cm" svg:x="15.5cm" svg:y="11.757cm">
          <text:p text:style-name="P1">Publikation (Deliver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2cm" svg:x="4.5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5cm" svg:height="2cm" svg:x="7.5cm" svg:y="5cm">
          <text:p/>
          <draw:enhanced-geometry svg:viewBox="0 0 21600 21600" draw:text-areas="?f0 0 ?f2 ?f5" draw:mirror-horizontal="fals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3.812cm" svg:height="0.962cm" svg:x="8.8cm" svg:y="5.8cm">
          <draw:text-box>
            <text:p>Korrekturen</text:p>
          </draw:text-box>
        </draw:frame>
        <draw:custom-shape draw:style-name="gr3" draw:text-style-name="P1" draw:layer="layout" svg:width="10.5cm" svg:height="1.5cm" svg:x="8.8cm" svg:y="16cm">
          <text:p text:style-name="P1">Terminierung/Archivieru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2cm" svg:x="17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5cm" svg:height="2cm" draw:transform="rotate (1.5707963267946) translate (13cm 13.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5cm" svg:height="2cm" svg:x="6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phan Keller</meta:initial-creator>
    <meta:creation-date>2011-10-06T08:40:37</meta:creation-date>
    <meta:editing-duration>PT01H53M47S</meta:editing-duration>
    <meta:editing-cycles>8</meta:editing-cycles>
    <dc:date>2011-10-21T11:28:46</dc:date>
    <dc:creator>Stephan Keller</dc:creator>
    <meta:generator>OpenOffice.org/3.2$Linux OpenOffice.org_project/320m12$Build-9483</meta:generator>
    <meta:document-statistic meta:object-count="37"/>
  </office:meta>
</office:document-meta>
</file>